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it" fo:country="IT" style:language-asian="fr" style:country-asian="FR" style:language-complex="fr" style:country-complex="FR"/>
    </style:style>
    <style:style style:name="T4" style:family="text">
      <style:text-properties style:language-asian="el" style:country-asian="GR" style:language-complex="el" style:country-complex="GR"/>
    </style:style>
    <style:style style:name="T5" style:family="text">
      <style:text-properties style:language-asian="fr" style:country-asian="FR" style:language-complex="fr" style:country-complex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<text:span text:style-name="Default_20_Paragraph_20_Font">GALENI DE CAUSIS RESPIRATIONIS LIBER. </text:span><text:bookmark-end text:name="bookmark0"/></text:h>
      <text:p text:style-name="P1">Respirationis causas praesens hic formo demonstrare<text:line-break/>constituit; neque enim respirationis hypothesim confir-<text:line-break/>mare, neque eam impeditam aut omnino praeclusam<text:line-break/>emendare potest, qui causias ejus ignorat. Qui enim<text:line-break/>causam efficientem re vera deprehenderit, is de-<text:line-break/>mum solus tum laesionis differentiam, tum curandi mo-<text:line-break/>dum cognoscet. Caeterum, ut rem rudi modo adumbre-<text:line-break/>mus, quum tres sint in genere respirationis causae, fa-<text:line-break/>cultas voluntaria, instrumenta voluntati subservientia, et</text:p>
      <text:p text:style-name="P2">ad haec usus ipse, ob quem esiam prioribus causis opus<text:line-break/>habemus, u<text:span text:style-name="Default_20_Paragraph_20_Font"><text:span text:style-name="T2">s</text:span></text:span>us sane principem inter respirationis causas<text:line-break/>Iocum obtinet, utpote qui innati caloris comm<text:span text:style-name="Default_20_Paragraph_20_Font"><text:span text:style-name="T2">o</text:span></text:span>deralio-<text:line-break/>nem con<text:span text:style-name="Default_20_Paragraph_20_Font"><text:span text:style-name="T2">s</text:span></text:span>ervat, et animalis spiritus substantiam nutrit<text:line-break/>Voluntas vero disponit et velut ad rhythmum coaptat<text:line-break/>spirabiIes actiones. Verum instrumentorum species mul-<text:line-break/>tisida ac multiformis existit. Quaedam enim ad vectio-<text:line-break/>nem spiritus destinata sunt; quaedam aerem <text:span text:style-name="Default_20_Paragraph_20_Font"><text:span text:style-name="T2">s</text:span></text:span>uscipiunt;<text:line-break/>quaedam vero ex eis ea, quae moventur, movent. Prin-<text:line-break/>cipium itaque est a<text:span text:style-name="Default_20_Paragraph_20_Font"><text:span text:style-name="T3">ë</text:span></text:span>r, qui per os et nares trahitur, ma-<text:line-break/>tersa existens utilitatis respirandi, bifariam partitus; et<text:line-break/>altera quidem minore sili parte per nares ad cerebrum<text:line-break/>desert<text:span text:style-name="Default_20_Paragraph_20_Font"><text:span text:style-name="T2">o</text:span></text:span>r, altera vero majore per asperam arteriam in<text:line-break/>pulpIonem devehitur. Atqui ipsa arteria organum vocis,<text:line-break/>via est respirationis. Pulmo vero, velut ventriculus pro-<text:line-break/>fundus, spiritui destinatus est. Ejus autem dilatationem<text:line-break/>et contractionem thorax gubernat, qui musculis movetur,<text:line-break/>et ossibus dearticulatur. Quin et ipsum septum transver-</text:p>
      <text:p text:style-name="P2">sum respirationis organum est. Rotundius autem est, et<text:line-break/>in centro <text:span text:style-name="Default_20_Paragraph_20_Font"><text:span text:style-name="T2">s</text:span></text:span>uo nervosum, circumcirca vero carnosum; sic-<text:line-break/>ut esiam circa costas musculi, qui quidem in mediis<text:line-break/>ip<text:span text:style-name="Default_20_Paragraph_20_Font"><text:span text:style-name="T2">s</text:span></text:span>orum regionibus existunt, duo et viginti numerantur,<text:line-break/>duo quidem primarum costarum, totidem etiam extrema-<text:line-break/>rum, et praeter hos tres ex- cosso utrinque provenientes,<text:line-break/>deinde hi septem, qui juxta spinam porrecti, et cum<text:line-break/>ipsis, qui circa abdomen consistunt, octo. Atque tot sane<text:line-break/>sunt musculi respirationi subservientes. Actiones autem<text:line-break/>sigillatim, septi quidem transversi, ut respirationem li-<text:line-break/>beram faciat, eorum vero, qui circa costas <text:span text:style-name="Default_20_Paragraph_20_Font"><text:span text:style-name="T2">s</text:span></text:span>unt, ut tho-<text:line-break/>racem exacte dilatent et contrahant. Qui quum dupli-<text:line-break/>ces sint, externi expirationem, interni inspirationem per-<text:line-break/>ficiunt. Et primorum quidem duorum actio est, ut su-<text:line-break/>pernam tantum thoracis partem dilatent, extremorum<text:line-break/>vero , ut infernam ejus partem contrahant. Qui vero ex<text:line-break/>collo deveniunt, retrahunt simul et dilatant altas tho-<text:line-break/>racis <text:s/>partes . Ex rectis vero circa collum musculis hi,</text:p>
      <text:p text:style-name="P2">qui ad claviculas extenduntur , fines cartilaginum , quae<text:line-break/>istic sunt; contrahunt quemadmodum etiam hi, qui ad<text:line-break/>costarum in spina radices porriguntur.; Qui demum circa<text:line-break/>abdomen Tunt musculi, <text:s/>septi transversi sedes existentes,<text:line-break/>thoracis contractionem <text:s/>juvant. Quum itaque duo genera<text:line-break/>refpi rationum sint, libera et violenta, habeatque utraque<text:line-break/>ipsarum proprias partes duas, inspirationem videlicet et<text:line-break/>expirationem; fit, ut in totum quatuor sint respirationis<text:line-break/>partes. Caeterum in singulis his quatuor partibus pro-<text:line-break/>pria quaedam instrumentorum natura est: liberae quidem<text:line-break/>inspirationis septum transversum, violentae vero tum<text:line-break/>musculus in simis scapularum situs, tum interna inter-<text:line-break/>costalium pars; similiter autem et expirationis, liberae<text:line-break/>quidem. musculi circa abdomen, violentur vero externa<text:line-break/>intercostalium pars. <text:span text:style-name="Default_20_Paragraph_20_Font"><text:span text:style-name="T4"><text:s/></text:span></text:span>Atque <text:span text:style-name="Default_20_Paragraph_20_Font"><text:span text:style-name="T2">hoc</text:span></text:span> quidem modo musculo-<text:line-break/>rum res fe habet. Porro nervi duo., qui ad septum per-<text:line-break/>tingunt, ex dearliculatione inter quartam et quintam<text:line-break/>cossi vertebram progressi, in ipsam nervosam septi par-</text:p>
      <text:p text:style-name="P2">tem fe inferunt; qui vero in musculos inter costales ex<text:line-break/>spina disperguntur, .ad sternunt deferuntur, non .utique<text:line-break/>recti fecundum longitudinem animantis extenti fo neque,<text:line-break/>velut musculi obliqui, sed, transversum seruntur, - caput<text:line-break/>habentes vertebram, finem vero sternunt. Quin et qui<text:line-break/>in alios musculos respirationis opifices. feruntur nervi,<text:line-break/>fere omnes ex spinali medulla nascuntur. Quare, quum<text:line-break/>tales et tot exiliant respirationis causae , manifestam veI<text:line-break/>penitus rudi existimo, qua in re singulae inter fe distent.<text:line-break/>Voluntas equidem similis est equiti, qui habenarum motu<text:line-break/>equos impeliiI. Habenis autem similes sunt nervi, quem-<text:line-break/>admodum equis musculi. Sic vero<text:span text:style-name="Default_20_Paragraph_20_Font"><text:span text:style-name="T5"> </text:span></text:span>et usus extremum re-<text:line-break/>fpiralionis votum est, quemadmodum victoria attis au-<text:line-break/>rigandi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4</dc:title>
    <dc:subject/>
    <meta:initial-creator>Galien</meta:initial-creator>
    <meta:creation-date>2023-01-09T08:45:00Z</meta:creation-date>
    <dc:date>2023-01-09T09:45:34.534000000</dc:date>
    <meta:editing-cycles>3</meta:editing-cycles>
    <meta:editing-duration>PT1M13S</meta:editing-duration>
    <meta:document-statistic meta:table-count="0" meta:image-count="0" meta:object-count="0" meta:page-count="5" meta:paragraph-count="6" meta:word-count="603" meta:character-count="4242" meta:non-whitespace-character-count="3639"/>
    <meta:template xlink:type="simple" xlink:actuate="onRequest" xlink:title="" xlink:href="Normal.dotm"/>
  </office:meta>
</office:document-meta>
</file>